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25" style:family="table-column">
      <style:table-column-properties fo:break-before="auto" style:column-width="158.26pt"/>
    </style:style>
    <style:style style:name="co26" style:family="table-column">
      <style:table-column-properties fo:break-before="auto" style:column-width="180.74pt"/>
    </style:style>
    <style:style style:name="co6" style:family="table-column">
      <style:table-column-properties fo:break-before="auto" style:column-width="217.16pt"/>
    </style:style>
    <style:style style:name="co7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308.04pt"/>
    </style:style>
    <style:style style:name="co18" style:family="table-column">
      <style:table-column-properties fo:break-before="auto" style:column-width="305.94pt"/>
    </style:style>
    <style:style style:name="co19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23" style:family="table-column">
      <style:table-column-properties fo:break-before="auto" style:column-width="263.14pt"/>
    </style:style>
    <style:style style:name="co24" style:family="table-column">
      <style:table-column-properties fo:break-before="auto" style:column-width="241.4pt"/>
    </style:style>
    <style:style style:name="co27" style:family="table-column">
      <style:table-column-properties fo:break-before="auto" style:column-width="259.65pt"/>
    </style:style>
    <style:style style:name="co15" style:family="table-column">
      <style:table-column-properties fo:break-before="auto" style:column-width="202.11pt"/>
    </style:style>
    <style:style style:name="co16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63" style:family="table-cell" style:parent-style-name="Default">
      <style:text-properties style:text-position="" fo:font-size="15pt" style:font-size-asian="15pt" style:font-size-complex="15pt"/>
    </style:style>
    <style:style style:name="ce1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3" style:family="table-cell" style:parent-style-name="Default">
      <style:text-properties style:text-position="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7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/>
    </style:style>
    <style:style style:name="ce7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5" style:family="table-cell" style:parent-style-name="Default">
      <style:text-properties style:text-position="" fo:font-size="15pt" style:font-size-asian="15pt" style:font-size-complex="15pt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6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71" style:family="table-cell" style:parent-style-name="Default">
      <style:text-properties style:text-position="" fo:font-size="15pt" style:font-size-asian="15pt" style:font-size-complex="15pt"/>
    </style:style>
    <style:style style:name="ce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75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76" style:family="table-cell" style:parent-style-name="Default">
      <style:table-cell-properties fo:background-color="transparent"/>
      <style:text-properties style:text-position="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87" style:family="table-cell" style:parent-style-name="Default">
      <style:text-properties fo:font-size="15pt" style:font-size-asian="15pt" style:font-size-complex="15pt"/>
    </style:style>
    <style:style style:name="ce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fo:font-weight="normal" style:font-name-asian="DejaVu Sans" style:font-size-asian="15pt" style:font-weight-asian="normal" style:font-name-complex="FreeSans" style:font-size-complex="15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92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9"/>
        <table:table-column table:style-name="co2" table:default-cell-style-name="ce59"/>
        <table:table-column table:style-name="co3" table:default-cell-style-name="ce59"/>
        <table:table-column table:style-name="co25" table:default-cell-style-name="ce59"/>
        <table:table-column table:style-name="co26" table:default-cell-style-name="ce59"/>
        <table:table-column table:style-name="co6" table:default-cell-style-name="ce59"/>
        <table:table-column table:style-name="co7" table:number-columns-repeated="993" table:default-cell-style-name="ce62"/>
        <table:table-column table:style-name="co7" table:number-columns-repeated="23" table:default-cell-style-name="ce63"/>
        <table:table-row table:style-name="ro1">
          <table:table-cell table:style-name="ce56" office:value-type="string" calcext:value-type="string">
            <text:p>Objective</text:p>
          </table:table-cell>
          <table:table-cell table:style-name="ce60" office:value-type="string" calcext:value-type="string">
            <text:p>Move</text:p>
          </table:table-cell>
          <table:table-cell table:style-name="ce60" office:value-type="string" calcext:value-type="string">
            <text:p>Actions</text:p>
          </table:table-cell>
          <table:table-cell table:style-name="ce56" office:value-type="string" calcext:value-type="string">
            <text:p>Wait Condition</text:p>
          </table:table-cell>
          <table:table-cell table:style-name="ce60" office:value-type="string" calcext:value-type="string">
            <text:p>Cancel Condition</text:p>
          </table:table-cell>
          <table:table-cell table:style-name="ce60"/>
          <table:table-cell table:number-columns-repeated="1016"/>
        </table:table-row>
        <table:table-row table:style-name="ro1">
          <table:table-cell table:style-name="ce57" office:value-type="string" calcext:value-type="string">
            <text:p>buy_items</text:p>
          </table:table-cell>
          <table:table-cell table:number-columns-repeated="2" table:style-name="ce57" office:value-type="string" calcext:value-type="string">
            <text:p>buy_flas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tpscroll</text:p>
          </table:table-cell>
          <table:table-cell table:style-name="ce57" office:value-type="string" calcext:value-type="string">
            <text:p>buy_tpscroll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slippers</text:p>
          </table:table-cell>
          <table:table-cell table:style-name="ce57" office:value-type="string" calcext:value-type="string">
            <text:p>buy_slippers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circlet</text:p>
          </table:table-cell>
          <table:table-cell table:style-name="ce57" office:value-type="string" calcext:value-type="string">
            <text:p>buy_circlet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8"/>
          <table:table-cell table:style-name="ce61" office:value-type="string" calcext:value-type="string">
            <text:p>buy_recipe_wraith_band</text:p>
          </table:table-cell>
          <table:table-cell table:style-name="ce57" office:value-type="string" calcext:value-type="string">
            <text:p>buy_recipe_wraith_band</text:p>
          </table:table-cell>
          <table:table-cell table:style-name="ce58"/>
          <table:table-cell table:style-name="ce57" table:number-columns-repeated="2"/>
          <table:table-cell table:number-columns-repeated="1016"/>
        </table:table-row>
        <table:table-row table:style-name="ro1">
          <table:table-cell table:style-name="ce57"/>
          <table:table-cell table:style-name="ce57" office:value-type="string" calcext:value-type="string">
            <text:p>buy_boots</text:p>
          </table:table-cell>
          <table:table-cell table:style-name="ce61" office:value-type="string" calcext:value-type="string">
            <text:p>buy_boot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oots_of_elves</text:p>
          </table:table-cell>
          <table:table-cell table:style-name="ce57" office:value-type="string" calcext:value-type="string">
            <text:p>buy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ades_of_attack</text:p>
          </table:table-cell>
          <table:table-cell table:style-name="ce57" office:value-type="string" calcext:value-type="string">
            <text:p>buy_blades_of_attac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two_boots_of_elves</text:p>
          </table:table-cell>
          <table:table-cell table:style-name="ce57" office:value-type="string" calcext:value-type="string">
            <text:p>buy_two_boots_of_elves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gre_axe</text:p>
          </table:table-cell>
          <table:table-cell table:style-name="ce57" office:value-type="string" calcext:value-type="string">
            <text:p>buy_ogre_ax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blink</text:p>
          </table:table-cell>
          <table:table-cell table:style-name="ce57" office:value-type="string" calcext:value-type="string">
            <text:p>buy_blink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ing_of_regen</text:p>
          </table:table-cell>
          <table:table-cell table:style-name="ce57" office:value-type="string" calcext:value-type="string">
            <text:p>buy_ring_of_regen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staff_of_wizardry</text:p>
          </table:table-cell>
          <table:table-cell table:style-name="ce57" office:value-type="string" calcext:value-type="string">
            <text:p>buy_staff_of_wizardry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force_staff</text:p>
          </table:table-cell>
          <table:table-cell table:style-name="ce57" office:value-type="string" calcext:value-type="string">
            <text:p>buy_recipe_force_staff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recipe_hurricane_pike</text:p>
          </table:table-cell>
          <table:table-cell table:style-name="ce57" office:value-type="string" calcext:value-type="string">
            <text:p>buy_recipe_hurricane_pike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style-name="ce61" office:value-type="string" calcext:value-type="string">
            <text:p>buy_observer_ward</text:p>
          </table:table-cell>
          <table:table-cell table:style-name="ce57" office:value-type="string" calcext:value-type="string">
            <text:p>buy_observer_ward</text:p>
          </table:table-cell>
          <table:table-cell table:style-name="ce57" table:number-columns-repeated="3"/>
          <table:table-cell table:number-columns-repeated="1016"/>
        </table:table-row>
        <table:table-row table:style-name="ro1">
          <table:table-cell table:style-name="ce57"/>
          <table:table-cell table:number-columns-repeated="2" table:style-name="ce61" office:value-type="string" calcext:value-type="string">
            <text:p>deliver_items</text:p>
          </table:table-cell>
          <table:table-cell table:style-name="ce57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COMBO" table:style-name="ta1">
        <office:forms form:automatic-focus="false" form:apply-design-mode="false"/>
        <table:table-column table:style-name="co1" table:default-cell-style-name="ce54"/>
        <table:table-column table:style-name="co17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default-cell-style-name="ce54"/>
        <table:table-column table:style-name="co7" table:number-columns-repeated="1019" table:default-cell-style-name="Default"/>
        <table:table-row table:style-name="ro1">
          <table:table-cell table:style-name="ce51" office:value-type="string" calcext:value-type="string">
            <text:p>Objective</text:p>
          </table:table-cell>
          <table:table-cell table:style-name="ce55" office:value-type="string" calcext:value-type="string">
            <text:p>Move</text:p>
          </table:table-cell>
          <table:table-cell table:style-name="ce55" office:value-type="string" calcext:value-type="string">
            <text:p>Actions</text:p>
          </table:table-cell>
          <table:table-cell table:style-name="ce51" office:value-type="string" calcext:value-type="string">
            <text:p>Wait Condition</text:p>
          </table:table-cell>
          <table:table-cell table:style-name="ce5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52" office:value-type="string" calcext:value-type="string">
            <text:p>blink_attack</text:p>
          </table:table-cell>
          <table:table-cell table:number-columns-repeated="2" table:style-name="ce88" office:value-type="string" calcext:value-type="string">
            <text:p>blink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number-columns-repeated="2" table:style-name="ce88" office:value-type="string" calcext:value-type="string">
            <text:p>use_gust</text:p>
          </table:table-cell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3">
          <table:table-cell table:style-name="ce52"/>
          <table:table-cell table:style-name="ce88" table:number-columns-repeated="2"/>
          <table:table-cell table:style-name="ce53"/>
          <table:table-cell table:style-name="ce52"/>
          <table:table-cell table:style-name="ce88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 table:number-rows-repeated="6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style-name="ce52"/>
          <table:table-cell table:style-name="ce73"/>
          <table:table-cell table:style-name="ce52" table:number-columns-repeated="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73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style-name="ce89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 table:number-columns-repeated="2"/>
          <table:table-cell table:style-name="ce52"/>
          <table:table-cell table:number-columns-repeated="2"/>
          <table:table-cell table:style-name="ce52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">
          <table:table-cell table:style-name="ce73"/>
          <table:table-cell table:style-name="ce52" table:number-columns-repeated="5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73"/>
          <table:table-cell table:number-columns-repeated="4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>
          <table:table-cell table:style-name="ce52"/>
          <table:table-cell table:style-name="ce88" table:number-columns-repeated="5"/>
          <table:table-cell table:style-name="ce90" table:number-columns-repeated="993"/>
          <table:table-cell table:style-name="ce92" table:number-columns-repeated="23"/>
          <table:table-cell table:style-name="ce93" table:number-columns-repeated="2"/>
        </table:table-row>
        <table:table-row table:style-name="ro1">
          <table:table-cell table:number-columns-repeated="5"/>
          <table:table-cell table:style-name="ce54"/>
          <table:table-cell table:style-name="ce86" table:number-columns-repeated="993"/>
          <table:table-cell table:style-name="ce87" table:number-columns-repeated="23"/>
          <table:table-cell table:number-columns-repeated="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1" table:default-cell-style-name="ce19"/>
        <table:table-column table:style-name="co7" table:number-columns-repeated="1019" table:default-cell-style-name="Default"/>
        <table:table-row table:style-name="ro1">
          <table:table-cell table:style-name="ce16" office:value-type="string" calcext:value-type="string">
            <text:p>Objective</text:p>
          </table:table-cell>
          <table:table-cell table:style-name="ce20" office:value-type="string" calcext:value-type="string">
            <text:p>Move</text:p>
          </table:table-cell>
          <table:table-cell table:style-name="ce20" office:value-type="string" calcext:value-type="string">
            <text:p>Actions</text:p>
          </table:table-cell>
          <table:table-cell table:style-name="ce16" office:value-type="string" calcext:value-type="string">
            <text:p>Wait Condition</text:p>
          </table:table-cell>
          <table:table-cell table:style-name="ce20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7" office:value-type="string" calcext:value-type="string">
            <text:p>manage_attack_anim</text:p>
          </table:table-cell>
          <table:table-cell table:number-columns-repeated="2" table:style-name="ce24" office:value-type="string" calcext:value-type="string">
            <text:p>cancel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number-columns-repeated="2" table:style-name="ce24" office:value-type="string" calcext:value-type="string">
            <text:p>wait_attack</text:p>
          </table:table-cell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/>
          <table:table-cell table:style-name="ce24" table:number-columns-repeated="2"/>
          <table:table-cell table:style-name="ce18"/>
          <table:table-cell table:style-name="ce17"/>
          <table:table-cell table:style-name="ce24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style-name="ce17" office:value-type="string" calcext:value-type="string">
            <text:p>item_hp_recovery</text:p>
          </table:table-cell>
          <table:table-cell table:style-name="ce21" office:value-type="string" calcext:value-type="string">
            <text:p>heal_faerie_fire</text:p>
          </table:table-cell>
          <table:table-cell table:style-name="ce17" office:value-type="string" calcext:value-type="string">
            <text:p>heal_faerie_fire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1"/>
          <table:table-cell table:style-name="ce17"/>
          <table:table-cell table:number-columns-repeated="2"/>
          <table:table-cell table:style-name="ce17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close_fight</text:p>
          </table:table-cell>
          <table:table-cell table:number-columns-repeated="2" table:style-name="ce17" office:value-type="string" calcext:value-type="string">
            <text:p>kill_enemy_hero</text:p>
          </table:table-cell>
          <table:table-cell table:style-name="ce17" table:number-columns-repeated="3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/>
          <table:table-cell table:style-name="ce17" table:number-columns-repeated="5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21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>
          <table:table-cell table:style-name="ce17"/>
          <table:table-cell table:style-name="ce24" table:number-columns-repeated="5"/>
          <table:table-cell table:style-name="ce26" table:number-columns-repeated="993"/>
          <table:table-cell table:style-name="ce27" table:number-columns-repeated="23"/>
          <table:table-cell table:style-name="ce28" table:number-columns-repeated="2"/>
        </table:table-row>
        <table:table-row table:style-name="ro1">
          <table:table-cell table:number-columns-repeated="5"/>
          <table:table-cell table:style-name="ce19"/>
          <table:table-cell table:style-name="ce22" table:number-columns-repeated="993"/>
          <table:table-cell table:style-name="ce23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81"/>
        <table:table-column table:style-name="co23" table:default-cell-style-name="ce81"/>
        <table:table-column table:style-name="co3" table:default-cell-style-name="ce81"/>
        <table:table-column table:style-name="co24" table:default-cell-style-name="ce81"/>
        <table:table-column table:style-name="co27" table:default-cell-style-name="ce81"/>
        <table:table-column table:style-name="co6" table:default-cell-style-name="ce81"/>
        <table:table-column table:style-name="co7" table:number-columns-repeated="993" table:default-cell-style-name="ce84"/>
        <table:table-column table:style-name="co7" table:number-columns-repeated="23" table:default-cell-style-name="ce85"/>
        <table:table-row table:style-name="ro1">
          <table:table-cell table:style-name="ce78" office:value-type="string" calcext:value-type="string">
            <text:p>Objective</text:p>
          </table:table-cell>
          <table:table-cell table:style-name="ce82" office:value-type="string" calcext:value-type="string">
            <text:p>Move</text:p>
          </table:table-cell>
          <table:table-cell table:style-name="ce82" office:value-type="string" calcext:value-type="string">
            <text:p>Actions</text:p>
          </table:table-cell>
          <table:table-cell table:style-name="ce78" office:value-type="string" calcext:value-type="string">
            <text:p>Wait Condition</text:p>
          </table:table-cell>
          <table:table-cell table:style-name="ce82" office:value-type="string" calcext:value-type="string">
            <text:p>Cancel Condition</text:p>
          </table:table-cell>
          <table:table-cell table:style-name="ce82"/>
          <table:table-cell table:number-columns-repeated="1016"/>
        </table:table-row>
        <table:table-row table:style-name="ro1">
          <table:table-cell table:style-name="ce83" office:value-type="string" calcext:value-type="string">
            <text:p>buyback</text:p>
          </table:table-cell>
          <table:table-cell table:number-columns-repeated="2" table:style-name="ce83" office:value-type="string" calcext:value-type="string">
            <text:p>do_buyb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 table:number-columns-repeated="3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glyph</text:p>
          </table:table-cell>
          <table:table-cell table:style-name="ce83" office:value-type="string" calcext:value-type="string">
            <text:p>do_glyph</text:p>
          </table:table-cell>
          <table:table-cell table:style-name="ce79" office:value-type="string" calcext:value-type="string">
            <text:p>do_glyph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80"/>
          <table:table-cell table:style-name="ce83"/>
          <table:table-cell table:style-name="ce79"/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swap_items</text:p>
          </table:table-cell>
          <table:table-cell table:style-name="ce83" office:value-type="string" calcext:value-type="string">
            <text:p>put_wraith_band_in_backpack</text:p>
          </table:table-cell>
          <table:table-cell table:style-name="ce79" office:value-type="string" calcext:value-type="string">
            <text:p>put_wraith_band_in_backpack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put_item_in_inventory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wraith_band</text:p>
          </table:table-cell>
          <table:table-cell table:style-name="ce80"/>
          <table:table-cell table:style-name="ce79" table:number-columns-repeated="2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mango_wraith_band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flask_to_backpac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83" office:value-type="string" calcext:value-type="string">
            <text:p>swap_raindrop_mango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/>
          <table:table-cell table:style-name="ce83" table:number-columns-repeated="2"/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79" office:value-type="string" calcext:value-type="string">
            <text:p>item_hp_recovery</text:p>
          </table:table-cell>
          <table:table-cell table:style-name="ce83" office:value-type="string" calcext:value-type="string">
            <text:p>heal_flask</text:p>
          </table:table-cell>
          <table:table-cell table:style-name="ce79" office:value-type="string" calcext:value-type="string">
            <text:p>heal_flask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style-name="ce83" office:value-type="string" calcext:value-type="string">
            <text:p>heal_faerie_fire</text:p>
          </table:table-cell>
          <table:table-cell table:style-name="ce79" office:value-type="string" calcext:value-type="string">
            <text:p>heal_faerie_fire</text:p>
          </table:table-cell>
          <table:table-cell table:style-name="ce79" table:number-columns-repeated="3"/>
          <table:table-cell table:number-columns-repeated="1016"/>
        </table:table-row>
        <table:table-row table:style-name="ro1">
          <table:table-cell table:style-name="ce83"/>
          <table:table-cell table:number-columns-repeated="2" table:style-name="ce79" office:value-type="string" calcext:value-type="string">
            <text:p>tp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number-columns-repeated="2" table:style-name="ce79" office:value-type="string" calcext:value-type="string">
            <text:p>use_gust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table:number-columns-repeated="2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 office:value-type="string" calcext:value-type="string">
            <text:p>base_recovery</text:p>
          </table:table-cell>
          <table:table-cell table:style-name="ce83" office:value-type="string" calcext:value-type="string">
            <text:p>deliver_items</text:p>
          </table:table-cell>
          <table:table-cell table:style-name="ce79" office:value-type="string" calcext:value-type="string">
            <text:p>deliver_items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h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restore_mp_on_base</text:p>
          </table:table-cell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number-columns-repeated="2" table:style-name="ce79" office:value-type="string" calcext:value-type="string">
            <text:p>move_base</text:p>
          </table:table-cell>
          <table:table-cell table:style-name="ce79" office:value-type="string" calcext:value-type="string">
            <text:p>wait_move_base</text:p>
          </table:table-cell>
          <table:table-cell table:style-name="ce79" office:value-type="string" calcext:value-type="string">
            <text:p>cancel_move_base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table:style-name="ce83" office:value-type="string" calcext:value-type="string">
            <text:p>evasion</text:p>
          </table:table-cell>
          <table:table-cell table:style-name="ce83" office:value-type="string" calcext:value-type="string">
            <text:p>move_safe_recovery</text:p>
          </table:table-cell>
          <table:table-cell table:style-name="ce79" office:value-type="string" calcext:value-type="string">
            <text:p>move_safe_spot</text:p>
          </table:table-cell>
          <table:table-cell table:style-name="ce91" office:value-type="string" calcext:value-type="string">
            <text:p>wait_move_safe_recovery</text:p>
          </table:table-cell>
          <table:table-cell table:style-name="ce91" office:value-type="string" calcext:value-type="string">
            <text:p>cancel_move_safe_recovery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83" office:value-type="string" calcext:value-type="string">
            <text:p>evad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83" office:value-type="string" calcext:value-type="string">
            <text:p>wait_evade_enemy_hero</text:p>
          </table:table-cell>
          <table:table-cell table:style-name="ce83" office:value-type="string" calcext:value-type="string">
            <text:p>cancel_evad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/>
          <table:table-cell table:style-name="ce79" office:value-type="string" calcext:value-type="string">
            <text:p>evade_enemy_tower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tower</text:p>
          </table:table-cell>
          <table:table-cell table:style-name="ce79" office:value-type="string" calcext:value-type="string">
            <text:p>cancel_evade_enemy_tower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enemy_creeps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enemy_creeps</text:p>
          </table:table-cell>
          <table:table-cell table:style-name="ce79" office:value-type="string" calcext:value-type="string">
            <text:p>cancel_evade_enemy_creeps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83"/>
          <table:table-cell table:style-name="ce79" office:value-type="string" calcext:value-type="string">
            <text:p>evade_invisible_enemy_hero</text:p>
          </table:table-cell>
          <table:table-cell table:style-name="ce79" office:value-type="string" calcext:value-type="string">
            <text:p>move_safe_spot</text:p>
          </table:table-cell>
          <table:table-cell table:style-name="ce79" office:value-type="string" calcext:value-type="string">
            <text:p>wait_evade_invisible_enemy_hero</text:p>
          </table:table-cell>
          <table:table-cell table:style-name="ce79" office:value-type="string" calcext:value-type="string">
            <text:p>cancel_evade_invisible_enemy_hero</text:p>
          </table:table-cell>
          <table:table-cell table:style-name="ce79"/>
          <table:table-cell table:number-columns-repeated="1016"/>
        </table:table-row>
        <table:table-row table:style-name="ro1">
          <table:table-cell table:style-name="ce79" table:number-columns-repeated="3"/>
          <table:table-cell table:number-columns-repeated="2"/>
          <table:table-cell table:style-name="ce7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67"/>
        <table:table-column table:style-name="co2" table:default-cell-style-name="ce67"/>
        <table:table-column table:style-name="co3" table:default-cell-style-name="ce67"/>
        <table:table-column table:style-name="co15" table:default-cell-style-name="ce67"/>
        <table:table-column table:style-name="co11" table:default-cell-style-name="ce67"/>
        <table:table-column table:style-name="co7" table:number-columns-repeated="1019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/>
          <table:table-cell table:style-name="ce69"/>
          <table:table-cell table:style-name="ce65"/>
          <table:table-cell table:style-name="ce66"/>
          <table:table-cell table:style-name="ce65"/>
          <table:table-cell table:number-columns-repeated="1019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style-name="ce69"/>
          <table:table-cell table:style-name="ce65" table:number-columns-repeated="5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67"/>
          <table:table-cell table:style-name="ce70" table:number-columns-repeated="993"/>
          <table:table-cell table:style-name="ce71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67"/>
        <table:table-column table:style-name="co16" table:default-cell-style-name="ce67"/>
        <table:table-column table:style-name="co20" table:default-cell-style-name="ce67"/>
        <table:table-column table:style-name="co21" table:default-cell-style-name="ce67"/>
        <table:table-column table:style-name="co22" table:default-cell-style-name="ce67"/>
        <table:table-column table:style-name="co6" table:default-cell-style-name="ce67"/>
        <table:table-column table:style-name="co7" table:number-columns-repeated="993" table:default-cell-style-name="ce70"/>
        <table:table-column table:style-name="co7" table:number-columns-repeated="23" table:default-cell-style-name="ce71"/>
        <table:table-column table:style-name="co7" table:number-columns-repeated="2" table:default-cell-style-name="Default"/>
        <table:table-row table:style-name="ro1">
          <table:table-cell table:style-name="ce64" office:value-type="string" calcext:value-type="string">
            <text:p>Objective</text:p>
          </table:table-cell>
          <table:table-cell table:style-name="ce68" office:value-type="string" calcext:value-type="string">
            <text:p>Move</text:p>
          </table:table-cell>
          <table:table-cell table:style-name="ce68" office:value-type="string" calcext:value-type="string">
            <text:p>Actions</text:p>
          </table:table-cell>
          <table:table-cell table:style-name="ce64" office:value-type="string" calcext:value-type="string">
            <text:p>Wait Condition</text:p>
          </table:table-cell>
          <table:table-cell table:style-name="ce68" office:value-type="string" calcext:value-type="string">
            <text:p>Cancel Condition</text:p>
          </table:table-cell>
          <table:table-cell table:style-name="ce68"/>
          <table:table-cell table:number-columns-repeated="1018"/>
        </table:table-row>
        <table:table-row table:style-name="ro1">
          <table:table-cell table:style-name="ce65" office:value-type="string" calcext:value-type="string">
            <text:p>manage_attack_anim</text:p>
          </table:table-cell>
          <table:table-cell table:number-columns-repeated="2" table:style-name="ce72" office:value-type="string" calcext:value-type="string">
            <text:p>cancel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number-columns-repeated="2" table:style-name="ce72" office:value-type="string" calcext:value-type="string">
            <text:p>wait_attack</text:p>
          </table:table-cell>
          <table:table-cell table:style-name="ce66"/>
          <table:table-cell table:style-name="ce65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5"/>
          <table:table-cell table:style-name="ce72" table:number-columns-repeated="2"/>
          <table:table-cell table:style-name="ce65"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glyph</text:p>
          </table:table-cell>
          <table:table-cell table:style-name="ce69" office:value-type="string" calcext:value-type="string">
            <text:p>do_glyph</text:p>
          </table:table-cell>
          <table:table-cell table:style-name="ce65" office:value-type="string" calcext:value-type="string">
            <text:p>do_glyph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72" table:number-columns-repeated="2"/>
          <table:table-cell table:number-columns-repeated="2"/>
          <table:table-cell table:style-name="ce72"/>
          <table:table-cell table:style-name="ce74" table:number-columns-repeated="993"/>
          <table:table-cell table:style-name="ce75" table:number-columns-repeated="23"/>
          <table:table-cell table:style-name="ce76" table:number-columns-repeated="2"/>
        </table:table-row>
        <table:table-row table:style-name="ro1">
          <table:table-cell table:style-name="ce66" office:value-type="string" calcext:value-type="string">
            <text:p>prepare_for_match</text:p>
          </table:table-cell>
          <table:table-cell table:style-name="ce69" office:value-type="string" calcext:value-type="string">
            <text:p>buy_starting_items</text:p>
          </table:table-cell>
          <table:table-cell table:style-name="ce66" office:value-type="string" calcext:value-type="string">
            <text:p>buy_starting_items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6"/>
          <table:table-cell table:style-name="ce69"/>
          <table:table-cell table:style-name="ce66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swap_items</text:p>
          </table:table-cell>
          <table:table-cell table:style-name="ce69" office:value-type="string" calcext:value-type="string">
            <text:p>put_wraith_band_in_backpack</text:p>
          </table:table-cell>
          <table:table-cell table:style-name="ce65" office:value-type="string" calcext:value-type="string">
            <text:p>put_wraith_band_in_backpack</text:p>
          </table:table-cell>
          <table:table-cell table:style-name="ce66"/>
          <table:table-cell table:style-name="ce65" table:number-columns-repeated="2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put_item_in_inventory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mango_wraith_band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flask_to_backpack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number-columns-repeated="2" table:style-name="ce69" office:value-type="string" calcext:value-type="string">
            <text:p>swap_raindrop_mango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item_hp_recovery</text:p>
          </table:table-cell>
          <table:table-cell table:style-name="ce69" office:value-type="string" calcext:value-type="string">
            <text:p>heal_faerie_fire</text:p>
          </table:table-cell>
          <table:table-cell table:style-name="ce65" office:value-type="string" calcext:value-type="string">
            <text:p>heal_faerie_fire</text:p>
          </table:table-cell>
          <table:table-cell table:style-name="ce65" table:number-columns-repeated="3"/>
          <table:table-cell table:number-columns-repeated="1018"/>
        </table:table-row>
        <table:table-row table:style-name="ro1">
          <table:table-cell table:style-name="ce65"/>
          <table:table-cell table:style-name="ce69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9" office:value-type="string" calcext:value-type="string">
            <text:p>move_safe_recovery</text:p>
          </table:table-cell>
          <table:table-cell table:style-name="ce65" office:value-type="string" calcext:value-type="string">
            <text:p>move_safe_spot</text:p>
          </table:table-cell>
          <table:table-cell table:style-name="ce77" office:value-type="string" calcext:value-type="string">
            <text:p>wait_move_safe_recovery</text:p>
          </table:table-cell>
          <table:table-cell table:style-name="ce77" office:value-type="string" calcext:value-type="string">
            <text:p>cancel_move_safe_recovery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9" office:value-type="string" calcext:value-type="string">
            <text:p>evad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9" office:value-type="string" calcext:value-type="string">
            <text:p>wait_evade_enemy_hero</text:p>
          </table:table-cell>
          <table:table-cell table:style-name="ce69" office:value-type="string" calcext:value-type="string">
            <text:p>cancel_evad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/>
          <table:table-cell table:style-name="ce65" office:value-type="string" calcext:value-type="string">
            <text:p>evade_enemy_tower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tower</text:p>
          </table:table-cell>
          <table:table-cell table:style-name="ce65" office:value-type="string" calcext:value-type="string">
            <text:p>cancel_evade_enemy_tower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office:value-type="string" calcext:value-type="string">
            <text:p>evade_invisible_enemy_hero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invisible_enemy_hero</text:p>
          </table:table-cell>
          <table:table-cell table:style-name="ce65" office:value-type="string" calcext:value-type="string">
            <text:p>cancel_evade_invisible_enemy_hero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5" table:number-columns-repeated="3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5" office:value-type="string" calcext:value-type="string">
            <text:p>upgrade_skills</text:p>
          </table:table-cell>
          <table:table-cell table:number-columns-repeated="2" table:style-name="ce65" office:value-type="string" calcext:value-type="string">
            <text:p>upgrade</text:p>
          </table:table-cell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table:style-name="ce69" table:number-columns-repeated="2"/>
          <table:table-cell table:style-name="ce65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69" office:value-type="string" calcext:value-type="string">
            <text:p>evasion</text:p>
          </table:table-cell>
          <table:table-cell table:style-name="ce65" office:value-type="string" calcext:value-type="string">
            <text:p>evade_enemy_creeps</text:p>
          </table:table-cell>
          <table:table-cell table:style-name="ce65" office:value-type="string" calcext:value-type="string">
            <text:p>move_safe_spot</text:p>
          </table:table-cell>
          <table:table-cell table:style-name="ce65" office:value-type="string" calcext:value-type="string">
            <text:p>wait_evade_enemy_creeps</text:p>
          </table:table-cell>
          <table:table-cell table:style-name="ce65" office:value-type="string" calcext:value-type="string">
            <text:p>cancel_evade_enemy_creeps</text:p>
          </table:table-cell>
          <table:table-cell table:style-name="ce65"/>
          <table:table-cell table:number-columns-repeated="1018"/>
        </table:table-row>
        <table:table-row table:style-name="ro1">
          <table:table-cell table:style-name="ce69"/>
          <table:table-cell table:style-name="ce65" table:number-columns-repeated="2"/>
          <table:table-cell table:number-columns-repeated="2"/>
          <table:table-cell table:style-name="ce65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precision_aura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65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5" table:target-range-address="FARM.A10:FARM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6">00/00/0000</text:date>, <text:time style:data-style-name="N2" text:time-value="11:47:19.618197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9-01-06T11:47:57.427708754</dc:date>
    <meta:editing-duration>P3DT18H44M</meta:editing-duration>
    <meta:editing-cycles>2926</meta:editing-cycles>
    <dc:creator>Ilya Shpigor</dc:creator>
    <meta:document-statistic meta:table-count="6" meta:cell-count="317" meta:object-count="0"/>
  </office:meta>
</office:document-meta>
</file>